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officeooo:rsid="0018ed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% MAT 343 MATLAB Assignment # 1</text:p>
      <text:p text:style-name="P1">% Question 1</text:p>
      <text:p text:style-name="Preformatted_20_Text"/>
      <text:p text:style-name="Preformatted_20_Text">A = [4 5 -3; 5 2 1; -5 -5 6;]</text:p>
      <text:p text:style-name="Preformatted_20_Text"/>
      <text:p text:style-name="Preformatted_20_Text">A =</text:p>
      <text:p text:style-name="Preformatted_20_Text"/>
      <text:p text:style-name="Preformatted_20_Text"><text:s text:c="7"/>4 <text:s text:c="13"/>5 <text:s text:c="12"/>-3 <text:s text:c="6"/></text:p>
      <text:p text:style-name="Preformatted_20_Text"><text:s text:c="7"/>5 <text:s text:c="13"/>2 <text:s text:c="13"/>1 <text:s text:c="6"/></text:p>
      <text:p text:style-name="Preformatted_20_Text"><text:s text:c="6"/>-5 <text:s text:c="12"/>-5 <text:s text:c="13"/>6 <text:s text:c="6"/></text:p>
      <text:p text:style-name="Preformatted_20_Text"/>
      <text:p text:style-name="Preformatted_20_Text">B = [3.8 3.8 -0.3; -0.2 1.4 1.1; 3.9 3.0 3.6]</text:p>
      <text:p text:style-name="Preformatted_20_Text"/>
      <text:p text:style-name="Preformatted_20_Text">B =</text:p>
      <text:p text:style-name="Preformatted_20_Text"/>
      <text:p text:style-name="Preformatted_20_Text"><text:s text:c="6"/>19/5 <text:s text:c="10"/>19/5 <text:s text:c="10"/>-3/10 <text:s text:c="3"/></text:p>
      <text:p text:style-name="Preformatted_20_Text"><text:s text:c="6"/>-1/5 <text:s text:c="11"/>7/5 <text:s text:c="10"/>11/10 <text:s text:c="3"/></text:p>
      <text:p text:style-name="Preformatted_20_Text"><text:s text:c="6"/>39/10 <text:s text:c="10"/>3 <text:s text:c="12"/>18/5 <text:s text:c="4"/></text:p>
      <text:p text:style-name="Preformatted_20_Text"/>
      <text:p text:style-name="Preformatted_20_Text">C = [2 5 2; -6 6 3]</text:p>
      <text:p text:style-name="Preformatted_20_Text"/>
      <text:p text:style-name="Preformatted_20_Text">C =</text:p>
      <text:p text:style-name="Preformatted_20_Text"/>
      <text:p text:style-name="Preformatted_20_Text"><text:s text:c="7"/>2 <text:s text:c="13"/>5 <text:s text:c="13"/>2 <text:s text:c="6"/></text:p>
      <text:p text:style-name="Preformatted_20_Text"><text:s text:c="6"/>-6 <text:s text:c="13"/>6 <text:s text:c="13"/>3 <text:s text:c="6"/></text:p>
      <text:p text:style-name="Preformatted_20_Text"/>
      <text:p text:style-name="P1">% i</text:p>
      <text:p text:style-name="Preformatted_20_Text">B+A</text:p>
      <text:p text:style-name="Preformatted_20_Text"/>
      <text:p text:style-name="Preformatted_20_Text">ans =</text:p>
      <text:p text:style-name="Preformatted_20_Text"/>
      <text:p text:style-name="Preformatted_20_Text"><text:s text:c="6"/>39/5 <text:s text:c="10"/>44/5 <text:s text:c="9"/>-33/10 <text:s text:c="3"/></text:p>
      <text:p text:style-name="Preformatted_20_Text"><text:s text:c="6"/>24/5 <text:s text:c="10"/>17/5 <text:s text:c="10"/>21/10 <text:s text:c="3"/></text:p>
      <text:p text:style-name="Preformatted_20_Text"><text:s text:c="5"/>-11/10 <text:s text:c="9"/>-2 <text:s text:c="12"/>48/5 <text:s text:c="4"/></text:p>
      <text:p text:style-name="Preformatted_20_Text"/>
      <text:p text:style-name="P1">% ii</text:p>
      <text:p text:style-name="Preformatted_20_Text">4*A + 4*B</text:p>
      <text:p text:style-name="Preformatted_20_Text"/>
      <text:p text:style-name="Preformatted_20_Text">ans =</text:p>
      <text:p text:style-name="Preformatted_20_Text"/>
      <text:p text:style-name="Preformatted_20_Text"><text:s text:c="5"/>156/5 <text:s text:c="9"/>176/5 <text:s text:c="9"/>-66/5 <text:s text:c="4"/></text:p>
      <text:p text:style-name="Preformatted_20_Text"><text:s text:c="6"/>96/5 <text:s text:c="10"/>68/5 <text:s text:c="10"/>42/5 <text:s text:c="4"/></text:p>
      <text:p text:style-name="Preformatted_20_Text"><text:s text:c="5"/>-22/5 <text:s text:c="10"/>-8 <text:s text:c="11"/>192/5 <text:s text:c="4"/></text:p>
      <text:p text:style-name="Preformatted_20_Text"/>
      <text:p text:style-name="Preformatted_20_Text"/>
      <text:p text:style-name="P1">% iii</text:p>
      <text:p text:style-name="Preformatted_20_Text">3 + C</text:p>
      <text:p text:style-name="Preformatted_20_Text"/>
      <text:p text:style-name="Preformatted_20_Text">ans =</text:p>
      <text:p text:style-name="Preformatted_20_Text"/>
      <text:p text:style-name="Preformatted_20_Text"><text:s text:c="7"/>5 <text:s text:c="13"/>8 <text:s text:c="13"/>5 <text:s text:c="6"/></text:p>
      <text:p text:style-name="Preformatted_20_Text"><text:s text:c="6"/>-3 <text:s text:c="13"/>9 <text:s text:c="13"/>6 <text:s text:c="6"/></text:p>
      <text:p text:style-name="Preformatted_20_Text"/>
      <text:p text:style-name="Preformatted_20_Text"/>
      <text:p text:style-name="P1">% iv</text:p>
      <text:p text:style-name="Preformatted_20_Text">A*B</text:p>
      <text:p text:style-name="Preformatted_20_Text"/>
      <text:p text:style-name="Preformatted_20_Text"><text:soft-page-break/>ans =</text:p>
      <text:p text:style-name="Preformatted_20_Text"/>
      <text:p text:style-name="Preformatted_20_Text"><text:s text:c="7"/>5/2 <text:s text:c="10"/>66/5 <text:s text:c="9"/>-13/2 <text:s text:c="4"/></text:p>
      <text:p text:style-name="Preformatted_20_Text"><text:s text:c="6"/>45/2 <text:s text:c="9"/>124/5 <text:s text:c="10"/>43/10 <text:s text:c="3"/></text:p>
      <text:p text:style-name="Preformatted_20_Text"><text:s text:c="6"/>27/5 <text:s text:c="10"/>-8 <text:s text:c="12"/>88/5 <text:s text:c="4"/></text:p>
      <text:p text:style-name="Preformatted_20_Text"/>
      <text:p text:style-name="P1">% v</text:p>
      <text:p text:style-name="Preformatted_20_Text">A + C</text:p>
      <text:p text:style-name="Preformatted_20_Text">Arrays have incompatible sizes for this operation. </text:p>
      <text:p text:style-name="Preformatted_20_Text"/>
      <text:p text:style-name="P1">% vi</text:p>
      <text:p text:style-name="Preformatted_20_Text">C*A</text:p>
      <text:p text:style-name="Preformatted_20_Text"/>
      <text:p text:style-name="Preformatted_20_Text">ans =</text:p>
      <text:p text:style-name="Preformatted_20_Text"/>
      <text:p text:style-name="Preformatted_20_Text"><text:s text:c="6"/>23 <text:s text:c="12"/>10 <text:s text:c="12"/>11 <text:s text:c="6"/></text:p>
      <text:p text:style-name="Preformatted_20_Text"><text:s text:c="6"/>-9 <text:s text:c="11"/>-33 <text:s text:c="12"/>42 <text:s text:c="6"/></text:p>
      <text:p text:style-name="Preformatted_20_Text"/>
      <text:p text:style-name="Preformatted_20_Text"/>
      <text:p text:style-name="P1">% vii</text:p>
      <text:p text:style-name="Preformatted_20_Text">A*C</text:p>
      <text:p text:style-name="Preformatted_20_Text"/>
      <text:p text:style-name="Preformatted_20_Text">Error using *</text:p>
      <text:p text:style-name="Preformatted_20_Text">Incorrect dimensions for matrix multiplication. Check that the number of columns in the first</text:p>
      <text:p text:style-name="Preformatted_20_Text">matrix matches the number of rows in the second matrix. To perform elementwise</text:p>
      <text:p text:style-name="Preformatted_20_Text">multiplication, use '.*'.</text:p>
      <text:p text:style-name="Preformatted_20_Text"><text:s/></text:p>
      <text:p text:style-name="P1">% viii</text:p>
      <text:p text:style-name="Preformatted_20_Text">A + B</text:p>
      <text:p text:style-name="Preformatted_20_Text"/>
      <text:p text:style-name="Preformatted_20_Text">ans =</text:p>
      <text:p text:style-name="Preformatted_20_Text"/>
      <text:p text:style-name="Preformatted_20_Text"><text:s text:c="6"/>39/5 <text:s text:c="10"/>44/5 <text:s text:c="9"/>-33/10 <text:s text:c="3"/></text:p>
      <text:p text:style-name="Preformatted_20_Text"><text:s text:c="6"/>24/5 <text:s text:c="10"/>17/5 <text:s text:c="10"/>21/10 <text:s text:c="3"/></text:p>
      <text:p text:style-name="Preformatted_20_Text"><text:s text:c="5"/>-11/10 <text:s text:c="9"/>-2 <text:s text:c="12"/>48/5 <text:s text:c="4"/></text:p>
      <text:p text:style-name="Preformatted_20_Text"/>
      <text:p text:style-name="Preformatted_20_Text"/>
      <text:p text:style-name="P1">% ix</text:p>
      <text:p text:style-name="Preformatted_20_Text">B*A</text:p>
      <text:p text:style-name="Preformatted_20_Text"/>
      <text:p text:style-name="Preformatted_20_Text">ans =</text:p>
      <text:p text:style-name="Preformatted_20_Text"/>
      <text:p text:style-name="Preformatted_20_Text"><text:s text:c="5"/>357/10 <text:s text:c="8"/>281/10 <text:s text:c="8"/>-47/5 <text:s text:c="4"/></text:p>
      <text:p text:style-name="Preformatted_20_Text"><text:s text:c="7"/>7/10 <text:s text:c="8"/>-37/10 <text:s text:c="9"/>43/5 <text:s text:c="4"/></text:p>
      <text:p text:style-name="Preformatted_20_Text"><text:s text:c="6"/>63/5 <text:s text:c="10"/>15/2 <text:s text:c="9"/>129/10 <text:s text:c="3"/></text:p>
      <text:p text:style-name="Preformatted_20_Text"/>
      <text:p text:style-name="Preformatted_20_Text"/>
      <text:p text:style-name="P1">% x</text:p>
      <text:p text:style-name="Preformatted_20_Text">4*(A + B)</text:p>
      <text:p text:style-name="Preformatted_20_Text"/>
      <text:p text:style-name="Preformatted_20_Text">ans =</text:p>
      <text:p text:style-name="Preformatted_20_Text"/>
      <text:p text:style-name="Preformatted_20_Text"><text:s text:c="5"/>156/5 <text:s text:c="9"/>176/5 <text:s text:c="9"/>-66/5 <text:s text:c="4"/></text:p>
      <text:p text:style-name="Preformatted_20_Text"><text:s text:c="6"/>96/5 <text:s text:c="10"/>68/5 <text:s text:c="10"/>42/5 <text:s text:c="4"/></text:p>
      <text:p text:style-name="Preformatted_20_Text"><text:s text:c="5"/>-22/5 <text:s text:c="10"/>-8 <text:s text:c="11"/>192/5 <text:s text:c="4"/></text:p>
      <text:p text:style-name="Preformatted_20_Text"/>
      <text:p text:style-name="P1"><text:soft-page-break/>% Question 1(a)</text:p>
      <text:p text:style-name="P2">% v and vii did not execute because the dimensions were incompatible</text:p>
      <text:p text:style-name="Preformatted_20_Text"/>
      <text:p text:style-name="P1">% Question 1(b)</text:p>
      <text:p text:style-name="Preformatted_20_Text">if (A*B) == (B*A)</text:p>
      <text:p text:style-name="Preformatted_20_Text"><text:s text:c="8"/>disp("question 1b true")</text:p>
      <text:p text:style-name="Preformatted_20_Text">else</text:p>
      <text:p text:style-name="Preformatted_20_Text"><text:s text:c="8"/>disp("question 1b false")</text:p>
      <text:p text:style-name="Preformatted_20_Text">end</text:p>
      <text:p text:style-name="Preformatted_20_Text">question 1b false</text:p>
      <text:p text:style-name="Preformatted_20_Text">% no, AB does not equal BA</text:p>
      <text:p text:style-name="Preformatted_20_Text"/>
      <text:p text:style-name="P1">% Question 1(c)</text:p>
      <text:p text:style-name="Preformatted_20_Text">if (A + B) == (B+ A)</text:p>
      <text:p text:style-name="Preformatted_20_Text"><text:s text:c="8"/>disp("question 1c true")</text:p>
      <text:p text:style-name="Preformatted_20_Text">else</text:p>
      <text:p text:style-name="Preformatted_20_Text"><text:s text:c="8"/>disp("question 1c false")</text:p>
      <text:p text:style-name="Preformatted_20_Text">end</text:p>
      <text:p text:style-name="Preformatted_20_Text">question 1c true</text:p>
      <text:p text:style-name="Preformatted_20_Text">% Yes, A+B = B+A</text:p>
      <text:p text:style-name="Preformatted_20_Text"/>
      <text:p text:style-name="P1">% Question 1(d)</text:p>
      <text:p text:style-name="Preformatted_20_Text">% 3 was added to every element of C</text:p>
      <text:p text:style-name="Preformatted_20_Text"/>
      <text:p text:style-name="P1">% Question 1(e)</text:p>
      <text:p text:style-name="Preformatted_20_Text">if 4*(A + B) == 4*(A+ B)</text:p>
      <text:p text:style-name="Preformatted_20_Text"><text:s text:c="8"/>disp("question 1e true")</text:p>
      <text:p text:style-name="Preformatted_20_Text">else</text:p>
      <text:p text:style-name="Preformatted_20_Text"><text:s text:c="8"/>disp("question 1e false")</text:p>
      <text:p text:style-name="Preformatted_20_Text">end</text:p>
      <text:p text:style-name="Preformatted_20_Text">question 1e true</text:p>
      <text:p text:style-name="Preformatted_20_Text">% Yes, 4(A+B) = 4A+4B</text:p>
      <text:p text:style-name="Preformatted_20_Text"/>
      <text:p text:style-name="P1">% Question 2</text:p>
      <text:p text:style-name="Preformatted_20_Text">A = [-3 9; -1 3]</text:p>
      <text:p text:style-name="Preformatted_20_Text"/>
      <text:p text:style-name="Preformatted_20_Text">A =</text:p>
      <text:p text:style-name="Preformatted_20_Text"/>
      <text:p text:style-name="Preformatted_20_Text"><text:s text:c="6"/>-3 <text:s text:c="13"/>9 <text:s text:c="6"/></text:p>
      <text:p text:style-name="Preformatted_20_Text"><text:s text:c="6"/>-1 <text:s text:c="13"/>3 <text:s text:c="6"/></text:p>
      <text:p text:style-name="Preformatted_20_Text"/>
      <text:p text:style-name="Preformatted_20_Text">B = [2 4; 3 6]</text:p>
      <text:p text:style-name="Preformatted_20_Text"/>
      <text:p text:style-name="Preformatted_20_Text">B =</text:p>
      <text:p text:style-name="Preformatted_20_Text"/>
      <text:p text:style-name="Preformatted_20_Text"><text:s text:c="7"/>2 <text:s text:c="13"/>4 <text:s text:c="6"/></text:p>
      <text:p text:style-name="Preformatted_20_Text"><text:s text:c="7"/>3 <text:s text:c="13"/>6 <text:s text:c="6"/></text:p>
      <text:p text:style-name="Preformatted_20_Text"/>
      <text:p text:style-name="Preformatted_20_Text">C = [-2 -6; 1 3]</text:p>
      <text:p text:style-name="Preformatted_20_Text"/>
      <text:p text:style-name="Preformatted_20_Text">C =</text:p>
      <text:p text:style-name="Preformatted_20_Text"/>
      <text:p text:style-name="Preformatted_20_Text"><text:s text:c="6"/>-2 <text:s text:c="12"/>-6 <text:s text:c="6"/></text:p>
      <text:p text:style-name="Preformatted_20_Text"><text:s text:c="7"/>1 <text:s text:c="13"/>3 <text:s text:c="6"/></text:p>
      <text:p text:style-name="Preformatted_20_Text"/>
      <text:p text:style-name="P1">% i</text:p>
      <text:p text:style-name="Preformatted_20_Text">if A*A == zeros(2)</text:p>
      <text:p text:style-name="Preformatted_20_Text"><text:soft-page-break/><text:s text:c="8"/>disp("question 2i true")</text:p>
      <text:p text:style-name="Preformatted_20_Text">else</text:p>
      <text:p text:style-name="Preformatted_20_Text"><text:s text:c="8"/>disp("question 2i false")</text:p>
      <text:p text:style-name="Preformatted_20_Text">end</text:p>
      <text:p text:style-name="Preformatted_20_Text">question 2i true</text:p>
      <text:p text:style-name="Preformatted_20_Text"/>
      <text:p text:style-name="P1">% ii</text:p>
      <text:p text:style-name="Preformatted_20_Text">if (A-B)*(A+B) == (A*A)-(B*B)</text:p>
      <text:p text:style-name="Preformatted_20_Text"><text:s text:c="8"/>disp("question 2ii true")</text:p>
      <text:p text:style-name="Preformatted_20_Text">else</text:p>
      <text:p text:style-name="Preformatted_20_Text"><text:s text:c="8"/>disp("question 2ii false")</text:p>
      <text:p text:style-name="Preformatted_20_Text">end</text:p>
      <text:p text:style-name="Preformatted_20_Text">question 2ii false</text:p>
      <text:p text:style-name="Preformatted_20_Text"/>
      <text:p text:style-name="P1">% iii</text:p>
      <text:p text:style-name="Preformatted_20_Text">if A*(B+C) == A*B + A*C</text:p>
      <text:p text:style-name="Preformatted_20_Text"><text:s text:c="8"/>disp("question 2iii true")</text:p>
      <text:p text:style-name="Preformatted_20_Text">else</text:p>
      <text:p text:style-name="Preformatted_20_Text"><text:s text:c="8"/>disp("question 2iii false")</text:p>
      <text:p text:style-name="Preformatted_20_Text">end</text:p>
      <text:p text:style-name="Preformatted_20_Text">question 2iii true</text:p>
      <text:p text:style-name="Preformatted_20_Text"/>
      <text:p text:style-name="P1">% iv</text:p>
      <text:p text:style-name="Preformatted_20_Text">if B*C == zeros(2)</text:p>
      <text:p text:style-name="Preformatted_20_Text"><text:s text:c="8"/>disp("question 2iv true")</text:p>
      <text:p text:style-name="Preformatted_20_Text">else</text:p>
      <text:p text:style-name="Preformatted_20_Text"><text:s text:c="8"/>disp("question 2iv false")</text:p>
      <text:p text:style-name="Preformatted_20_Text">end</text:p>
      <text:p text:style-name="Preformatted_20_Text">question 2iv true</text:p>
      <text:p text:style-name="Preformatted_20_Text"/>
      <text:p text:style-name="P1">% v</text:p>
      <text:p text:style-name="Preformatted_20_Text">if A*(B+C) == B*A + C*A</text:p>
      <text:p text:style-name="Preformatted_20_Text"><text:s text:c="8"/>disp("question 2v true")</text:p>
      <text:p text:style-name="Preformatted_20_Text">else</text:p>
      <text:p text:style-name="Preformatted_20_Text"><text:s text:c="8"/>disp("question 2v false")</text:p>
      <text:p text:style-name="Preformatted_20_Text">end</text:p>
      <text:p text:style-name="Preformatted_20_Text">question 2v false</text:p>
      <text:p text:style-name="Preformatted_20_Text"/>
      <text:p text:style-name="P1">% vi</text:p>
      <text:p text:style-name="Preformatted_20_Text">if (A+B) * (A+B) == A*A + 2*A*B + B*B</text:p>
      <text:p text:style-name="Preformatted_20_Text"><text:s text:c="8"/>disp("question 2vi true")</text:p>
      <text:p text:style-name="Preformatted_20_Text">else</text:p>
      <text:p text:style-name="Preformatted_20_Text"><text:s text:c="8"/>disp("question 2vi false")</text:p>
      <text:p text:style-name="Preformatted_20_Text">end</text:p>
      <text:p text:style-name="Preformatted_20_Text">question 2vi false</text:p>
      <text:p text:style-name="Preformatted_20_Text"/>
      <text:p text:style-name="P1">% vii</text:p>
      <text:p text:style-name="Preformatted_20_Text">if (A*B)*(A*B) == (A*A)*(B*B)</text:p>
      <text:p text:style-name="Preformatted_20_Text"><text:s text:c="8"/>disp("question 2vii true")</text:p>
      <text:p text:style-name="Preformatted_20_Text">else</text:p>
      <text:p text:style-name="Preformatted_20_Text"><text:s text:c="8"/>disp("question 2vii false")</text:p>
      <text:p text:style-name="Preformatted_20_Text">end</text:p>
      <text:p text:style-name="Preformatted_20_Text">question 2vii false</text:p>
      <text:p text:style-name="Preformatted_20_Text"/>
      <text:p text:style-name="P1">% Question 3</text:p>
      <text:p text:style-name="Preformatted_20_Text"/>
      <text:p text:style-name="Preformatted_20_Text">A = [6 -5; 1 -5]</text:p>
      <text:p text:style-name="Preformatted_20_Text"><text:soft-page-break/></text:p>
      <text:p text:style-name="Preformatted_20_Text">A =</text:p>
      <text:p text:style-name="Preformatted_20_Text"/>
      <text:p text:style-name="Preformatted_20_Text"><text:s text:c="7"/>6 <text:s text:c="12"/>-5 <text:s text:c="6"/></text:p>
      <text:p text:style-name="Preformatted_20_Text"><text:s text:c="7"/>1 <text:s text:c="12"/>-5 <text:s text:c="6"/></text:p>
      <text:p text:style-name="Preformatted_20_Text"/>
      <text:p text:style-name="Preformatted_20_Text">B = [-3 4; 4 4]</text:p>
      <text:p text:style-name="Preformatted_20_Text"/>
      <text:p text:style-name="Preformatted_20_Text">B =</text:p>
      <text:p text:style-name="Preformatted_20_Text"/>
      <text:p text:style-name="Preformatted_20_Text"><text:s text:c="6"/>-3 <text:s text:c="13"/>4 <text:s text:c="6"/></text:p>
      <text:p text:style-name="Preformatted_20_Text"><text:s text:c="7"/>4 <text:s text:c="13"/>4 <text:s text:c="6"/></text:p>
      <text:p text:style-name="Preformatted_20_Text"/>
      <text:p text:style-name="Preformatted_20_Text">C = [-3 -2 -3; 6 -4 2]</text:p>
      <text:p text:style-name="Preformatted_20_Text"/>
      <text:p text:style-name="Preformatted_20_Text">C =</text:p>
      <text:p text:style-name="Preformatted_20_Text"/>
      <text:p text:style-name="Preformatted_20_Text"><text:s text:c="6"/>-3 <text:s text:c="12"/>-2 <text:s text:c="12"/>-3 <text:s text:c="6"/></text:p>
      <text:p text:style-name="Preformatted_20_Text"><text:s text:c="7"/>6 <text:s text:c="12"/>-4 <text:s text:c="13"/>2 <text:s text:c="6"/></text:p>
      <text:p text:style-name="Preformatted_20_Text"/>
      <text:p text:style-name="P1">% i</text:p>
      <text:p text:style-name="Preformatted_20_Text">A'*B'</text:p>
      <text:p text:style-name="Preformatted_20_Text"/>
      <text:p text:style-name="Preformatted_20_Text">ans =</text:p>
      <text:p text:style-name="Preformatted_20_Text"/>
      <text:p text:style-name="Preformatted_20_Text"><text:s text:c="5"/>-14 <text:s text:c="12"/>28 <text:s text:c="6"/></text:p>
      <text:p text:style-name="Preformatted_20_Text"><text:s text:c="6"/>-5 <text:s text:c="11"/>-40 <text:s text:c="6"/></text:p>
      <text:p text:style-name="Preformatted_20_Text"/>
      <text:p text:style-name="P1">% ii</text:p>
      <text:p text:style-name="Preformatted_20_Text">A*C'</text:p>
      <text:p text:style-name="Preformatted_20_Text">Error using *</text:p>
      <text:p text:style-name="Preformatted_20_Text">Incorrect dimensions for matrix multiplication. Check that the number of columns in the first matrix matches the number of rows</text:p>
      <text:p text:style-name="Preformatted_20_Text">in the second matrix. To perform elementwise multiplication, use '.*'.</text:p>
      <text:p text:style-name="Preformatted_20_Text"/>
      <text:p text:style-name="P1">% iii</text:p>
      <text:p text:style-name="Preformatted_20_Text">B'</text:p>
      <text:p text:style-name="Preformatted_20_Text"/>
      <text:p text:style-name="Preformatted_20_Text">ans =</text:p>
      <text:p text:style-name="Preformatted_20_Text"/>
      <text:p text:style-name="Preformatted_20_Text"><text:s text:c="6"/>-3 <text:s text:c="13"/>4 <text:s text:c="6"/></text:p>
      <text:p text:style-name="Preformatted_20_Text"><text:s text:c="7"/>4 <text:s text:c="13"/>4 <text:s text:c="6"/></text:p>
      <text:p text:style-name="Preformatted_20_Text"/>
      <text:p text:style-name="P1">% iv</text:p>
      <text:p text:style-name="Preformatted_20_Text">(A*B)'</text:p>
      <text:p text:style-name="Preformatted_20_Text"/>
      <text:p text:style-name="Preformatted_20_Text">ans =</text:p>
      <text:p text:style-name="Preformatted_20_Text"/>
      <text:p text:style-name="Preformatted_20_Text"><text:s text:c="5"/>-38 <text:s text:c="11"/>-23 <text:s text:c="6"/></text:p>
      <text:p text:style-name="Preformatted_20_Text"><text:s text:c="7"/>4 <text:s text:c="11"/>-16 <text:s text:c="6"/></text:p>
      <text:p text:style-name="Preformatted_20_Text"/>
      <text:p text:style-name="P1">% v</text:p>
      <text:p text:style-name="Preformatted_20_Text">(A')'</text:p>
      <text:p text:style-name="Preformatted_20_Text"/>
      <text:p text:style-name="Preformatted_20_Text">ans =</text:p>
      <text:p text:style-name="Preformatted_20_Text"/>
      <text:p text:style-name="Preformatted_20_Text"><text:s text:c="7"/>6 <text:s text:c="12"/>-5 <text:s text:c="6"/></text:p>
      <text:p text:style-name="Preformatted_20_Text"><text:soft-page-break/><text:s text:c="7"/>1 <text:s text:c="12"/>-5 <text:s text:c="6"/></text:p>
      <text:p text:style-name="Preformatted_20_Text"/>
      <text:p text:style-name="P1">% vi</text:p>
      <text:p text:style-name="Preformatted_20_Text">C'*A</text:p>
      <text:p text:style-name="Preformatted_20_Text"/>
      <text:p text:style-name="Preformatted_20_Text">ans =</text:p>
      <text:p text:style-name="Preformatted_20_Text"/>
      <text:p text:style-name="Preformatted_20_Text"><text:s text:c="5"/>-12 <text:s text:c="11"/>-15 <text:s text:c="6"/></text:p>
      <text:p text:style-name="Preformatted_20_Text"><text:s text:c="5"/>-16 <text:s text:c="12"/>30 <text:s text:c="6"/></text:p>
      <text:p text:style-name="Preformatted_20_Text"><text:s text:c="5"/>-16 <text:s text:c="13"/>5 <text:s text:c="6"/></text:p>
      <text:p text:style-name="Preformatted_20_Text"/>
      <text:p text:style-name="P1">% vii</text:p>
      <text:p text:style-name="Preformatted_20_Text">A'*B'</text:p>
      <text:p text:style-name="Preformatted_20_Text"/>
      <text:p text:style-name="Preformatted_20_Text">ans =</text:p>
      <text:p text:style-name="Preformatted_20_Text"/>
      <text:p text:style-name="Preformatted_20_Text"><text:s text:c="5"/>-14 <text:s text:c="12"/>28 <text:s text:c="6"/></text:p>
      <text:p text:style-name="Preformatted_20_Text"><text:s text:c="6"/>-5 <text:s text:c="11"/>-40 <text:s text:c="6"/></text:p>
      <text:p text:style-name="Preformatted_20_Text"/>
      <text:p text:style-name="P1">% Question 3(a)</text:p>
      <text:p text:style-name="Preformatted_20_Text">% Matlab did not ex<text:span text:style-name="T1">e</text:span>cute ii because its dimensions are incompatible.</text:p>
      <text:p text:style-name="Preformatted_20_Text"/>
      <text:p text:style-name="P1">% Question 3(b)</text:p>
      <text:p text:style-name="Preformatted_20_Text">if (A*B)' == A'*B'</text:p>
      <text:p text:style-name="Preformatted_20_Text"><text:s text:c="8"/>disp("Question 3(b) Yes, (AB)^T is equal to A^T*B^T")</text:p>
      <text:p text:style-name="Preformatted_20_Text">else</text:p>
      <text:p text:style-name="Preformatted_20_Text"><text:s text:c="8"/>disp("Question 3(b) No, (AB)^T does not equal A^T*B^T")</text:p>
      <text:p text:style-name="Preformatted_20_Text">end</text:p>
      <text:p text:style-name="Preformatted_20_Text">Question 3(b) No, (AB)^T does not equal A^T*B^T</text:p>
      <text:p text:style-name="Preformatted_20_Text"/>
      <text:p text:style-name="Preformatted_20_Text">if (A*B)' == B'*A'</text:p>
      <text:p text:style-name="Preformatted_20_Text"><text:s text:c="8"/>disp("Question 3(b) Yes, (AB)^T is equal to B^T*A^T")</text:p>
      <text:p text:style-name="Preformatted_20_Text">else</text:p>
      <text:p text:style-name="Preformatted_20_Text"><text:s text:c="8"/>disp("Question 3(b) No, (AB)^T does not equal B^T*A^T")</text:p>
      <text:p text:style-name="Preformatted_20_Text">end</text:p>
      <text:p text:style-name="Preformatted_20_Text">Question 3(b) Yes, (AB)^T is equal to B^T*A^T</text:p>
      <text:p text:style-name="Preformatted_20_Text"/>
      <text:p text:style-name="P1">% Question 3(c)</text:p>
      <text:p text:style-name="Preformatted_20_Text">if B == B'</text:p>
      <text:p text:style-name="Preformatted_20_Text"><text:s text:c="8"/>disp("Yes, B is symmetric. A matrix is symmetric when the matrix is equivalent to its transpose")</text:p>
      <text:p text:style-name="Preformatted_20_Text">else</text:p>
      <text:p text:style-name="Preformatted_20_Text"><text:s text:c="8"/>disp("No, B is not symmetric. A matrix is symmetric when the matrix is equivalent to its transpose")</text:p>
      <text:p text:style-name="Preformatted_20_Text">end</text:p>
      <text:p text:style-name="Preformatted_20_Text">Yes, B is symmetric. A matrix is symmetric when the matrix is equivalent to its transpose</text:p>
      <text:p text:style-name="Preformatted_20_Text"/>
      <text:p text:style-name="P1">% Question 3(d)</text:p>
      <text:p text:style-name="Preformatted_20_Text">% The outer transpose reverses the change the inner transpose. (A^T)^T is equal to A.</text:p>
      <text:p text:style-name="Preformatted_20_Text"/>
      <text:p text:style-name="P1">% Question 4</text:p>
      <text:p text:style-name="Preformatted_20_Text"/>
      <text:p text:style-name="Preformatted_20_Text">R = round(10*rand(3))</text:p>
      <text:p text:style-name="Preformatted_20_Text"/>
      <text:p text:style-name="Preformatted_20_Text">R =</text:p>
      <text:p text:style-name="Preformatted_20_Text"><text:soft-page-break/></text:p>
      <text:p text:style-name="Preformatted_20_Text"><text:s text:c="7"/>8 <text:s text:c="13"/>0 <text:s text:c="13"/>7 <text:s text:c="6"/></text:p>
      <text:p text:style-name="Preformatted_20_Text"><text:s text:c="6"/>10 <text:s text:c="13"/>8 <text:s text:c="13"/>8 <text:s text:c="6"/></text:p>
      <text:p text:style-name="Preformatted_20_Text"><text:s text:c="7"/>7 <text:s text:c="13"/>9 <text:s text:c="13"/>7 <text:s text:c="6"/></text:p>
      <text:p text:style-name="Preformatted_20_Text"/>
      <text:p text:style-name="Preformatted_20_Text">S = round(10*rand(3))</text:p>
      <text:p text:style-name="Preformatted_20_Text"/>
      <text:p text:style-name="Preformatted_20_Text">S =</text:p>
      <text:p text:style-name="Preformatted_20_Text"/>
      <text:p text:style-name="Preformatted_20_Text"><text:s text:c="7"/>4 <text:s text:c="13"/>7 <text:s text:c="13"/>0 <text:s text:c="6"/></text:p>
      <text:p text:style-name="Preformatted_20_Text"><text:s text:c="7"/>7 <text:s text:c="13"/>0 <text:s text:c="13"/>1 <text:s text:c="6"/></text:p>
      <text:p text:style-name="Preformatted_20_Text"><text:s text:c="7"/>2 <text:s text:c="13"/>3 <text:s text:c="13"/>8 <text:s text:c="6"/></text:p>
      <text:p text:style-name="Preformatted_20_Text"/>
      <text:p text:style-name="P1">% i</text:p>
      <text:p text:style-name="Preformatted_20_Text">[R*S(:,1), R*S(:,2), R*S(:,3)]</text:p>
      <text:p text:style-name="Preformatted_20_Text"/>
      <text:p text:style-name="Preformatted_20_Text">ans =</text:p>
      <text:p text:style-name="Preformatted_20_Text"/>
      <text:p text:style-name="Preformatted_20_Text"><text:s text:c="6"/>46 <text:s text:c="12"/>77 <text:s text:c="12"/>56 <text:s text:c="6"/></text:p>
      <text:p text:style-name="Preformatted_20_Text"><text:s text:c="5"/>112 <text:s text:c="12"/>94 <text:s text:c="12"/>72 <text:s text:c="6"/></text:p>
      <text:p text:style-name="Preformatted_20_Text"><text:s text:c="5"/>105 <text:s text:c="12"/>70 <text:s text:c="12"/>65 <text:s text:c="6"/></text:p>
      <text:p text:style-name="Preformatted_20_Text"/>
      <text:p text:style-name="Preformatted_20_Text"/>
      <text:p text:style-name="P1">% ii</text:p>
      <text:p text:style-name="Preformatted_20_Text">[R(1,:)*S; R(2,:)*S; R(3,:)*S ]</text:p>
      <text:p text:style-name="Preformatted_20_Text"/>
      <text:p text:style-name="Preformatted_20_Text">ans =</text:p>
      <text:p text:style-name="Preformatted_20_Text"/>
      <text:p text:style-name="Preformatted_20_Text"><text:s text:c="6"/>46 <text:s text:c="12"/>77 <text:s text:c="12"/>56 <text:s text:c="6"/></text:p>
      <text:p text:style-name="Preformatted_20_Text"><text:s text:c="5"/>112 <text:s text:c="12"/>94 <text:s text:c="12"/>72 <text:s text:c="6"/></text:p>
      <text:p text:style-name="Preformatted_20_Text"><text:s text:c="5"/>105 <text:s text:c="12"/>70 <text:s text:c="12"/>65 <text:s text:c="6"/></text:p>
      <text:p text:style-name="Preformatted_20_Text"/>
      <text:p text:style-name="P1">% iii</text:p>
      <text:p text:style-name="Preformatted_20_Text">R*S</text:p>
      <text:p text:style-name="Preformatted_20_Text"/>
      <text:p text:style-name="Preformatted_20_Text">ans =</text:p>
      <text:p text:style-name="Preformatted_20_Text"/>
      <text:p text:style-name="Preformatted_20_Text"><text:s text:c="6"/>46 <text:s text:c="12"/>77 <text:s text:c="12"/>56 <text:s text:c="6"/></text:p>
      <text:p text:style-name="Preformatted_20_Text"><text:s text:c="5"/>112 <text:s text:c="12"/>94 <text:s text:c="12"/>72 <text:s text:c="6"/></text:p>
      <text:p text:style-name="Preformatted_20_Text"><text:s text:c="5"/>105 <text:s text:c="12"/>70 <text:s text:c="12"/>65 <text:s text:c="6"/></text:p>
      <text:p text:style-name="Preformatted_20_Text"/>
      <text:p text:style-name="Preformatted_20_Text"/>
      <text:p text:style-name="Preformatted_20_Text">% The product of R*S is equivalent to the matrices of i and ii</text:p>
      <text:p text:style-name="Preformatted_20_Text"/>
      <text:p text:style-name="P1">% iv</text:p>
      <text:p text:style-name="Preformatted_20_Text">% i uses matrix column vector multiplication (right) vs ii uses row matrix multiplication (left)</text:p>
      <text:p text:style-name="Preformatted_20_Text"/>
      <text:p text:style-name="P1">% Question 5</text:p>
      <text:p text:style-name="Preformatted_20_Text"/>
      <text:p text:style-name="Preformatted_20_Text">M = triu(9*ones(3))</text:p>
      <text:p text:style-name="Preformatted_20_Text"/>
      <text:p text:style-name="Preformatted_20_Text">M =</text:p>
      <text:p text:style-name="Preformatted_20_Text"/>
      <text:p text:style-name="Preformatted_20_Text"><text:s text:c="7"/>9 <text:s text:c="13"/>9 <text:s text:c="13"/>9 <text:s text:c="6"/></text:p>
      <text:p text:style-name="Preformatted_20_Text"><text:s text:c="7"/>0 <text:s text:c="13"/>9 <text:s text:c="13"/>9 <text:s text:c="6"/></text:p>
      <text:p text:style-name="Preformatted_20_Text"><text:s text:c="7"/>0 <text:s text:c="13"/>0 <text:s text:c="13"/>9 <text:s text:c="6"/></text:p>
      <text:p text:style-name="Preformatted_20_Text"><text:soft-page-break/></text:p>
      <text:p text:style-name="Preformatted_20_Text">N = diag([6 6 6])</text:p>
      <text:p text:style-name="Preformatted_20_Text"/>
      <text:p text:style-name="Preformatted_20_Text">N =</text:p>
      <text:p text:style-name="Preformatted_20_Text"/>
      <text:p text:style-name="Preformatted_20_Text"><text:s text:c="7"/>6 <text:s text:c="13"/>0 <text:s text:c="13"/>0 <text:s text:c="6"/></text:p>
      <text:p text:style-name="Preformatted_20_Text"><text:s text:c="7"/>0 <text:s text:c="13"/>6 <text:s text:c="13"/>0 <text:s text:c="6"/></text:p>
      <text:p text:style-name="Preformatted_20_Text"><text:s text:c="7"/>0 <text:s text:c="13"/>0 <text:s text:c="13"/>6 <text:s text:c="6"/></text:p>
      <text:p text:style-name="Preformatted_20_Text"/>
      <text:p text:style-name="Preformatted_20_Text">P = diag([7 8 9])</text:p>
      <text:p text:style-name="Preformatted_20_Text"/>
      <text:p text:style-name="Preformatted_20_Text">P =</text:p>
      <text:p text:style-name="Preformatted_20_Text"/>
      <text:p text:style-name="Preformatted_20_Text"><text:s text:c="7"/>7 <text:s text:c="13"/>0 <text:s text:c="13"/>0 <text:s text:c="6"/></text:p>
      <text:p text:style-name="Preformatted_20_Text"><text:s text:c="7"/>0 <text:s text:c="13"/>8 <text:s text:c="13"/>0 <text:s text:c="6"/></text:p>
      <text:p text:style-name="Preformatted_20_Text"><text:s text:c="7"/>0 <text:s text:c="13"/>0 <text:s text:c="13"/>9 <text:s text:c="6"/></text:p>
      <text:p text:style-name="Preformatted_20_Text"/>
      <text:p text:style-name="Preformatted_20_Text">Q = 5*ones(3, 2)</text:p>
      <text:p text:style-name="Preformatted_20_Text"/>
      <text:p text:style-name="Preformatted_20_Text">Q =</text:p>
      <text:p text:style-name="Preformatted_20_Text"/>
      <text:p text:style-name="Preformatted_20_Text"><text:s text:c="7"/>5 <text:s text:c="13"/>5 <text:s text:c="6"/></text:p>
      <text:p text:style-name="Preformatted_20_Text"><text:s text:c="7"/>5 <text:s text:c="13"/>5 <text:s text:c="6"/></text:p>
      <text:p text:style-name="Preformatted_20_Text"><text:s text:c="7"/>5 <text:s text:c="13"/>5 <text:s text:c="6"/></text:p>
      <text:p text:style-name="Preformatted_20_Text"/>
      <text:p text:style-name="P1">% Question 6</text:p>
      <text:p text:style-name="Preformatted_20_Text"/>
      <text:p text:style-name="Preformatted_20_Text">G = zeros(4, 7) + eye(4, 7);</text:p>
      <text:p text:style-name="Preformatted_20_Text">G(3:4,1:2) = A</text:p>
      <text:p text:style-name="Preformatted_20_Text"/>
      <text:p text:style-name="Preformatted_20_Text">G =</text:p>
      <text:p text:style-name="Preformatted_20_Text"/>
      <text:p text:style-name="Preformatted_20_Text"><text:s text:c="7"/>1 <text:s text:c="13"/>0 <text:s text:c="13"/>0 <text:s text:c="13"/>0 <text:s text:c="13"/>0 <text:s text:c="13"/>0 <text:s text:c="13"/>0 <text:s text:c="6"/></text:p>
      <text:p text:style-name="Preformatted_20_Text"><text:s text:c="7"/>0 <text:s text:c="13"/>1 <text:s text:c="13"/>0 <text:s text:c="13"/>0 <text:s text:c="13"/>0 <text:s text:c="13"/>0 <text:s text:c="13"/>0 <text:s text:c="6"/></text:p>
      <text:p text:style-name="Preformatted_20_Text"><text:s text:c="7"/>6 <text:s text:c="12"/>-5 <text:s text:c="13"/>1 <text:s text:c="13"/>0 <text:s text:c="13"/>0 <text:s text:c="13"/>0 <text:s text:c="13"/>0 <text:s text:c="6"/></text:p>
      <text:p text:style-name="Preformatted_20_Text"><text:s text:c="7"/>1 <text:s text:c="12"/>-5 <text:s text:c="13"/>0 <text:s text:c="13"/>1 <text:s text:c="13"/>0 <text:s text:c="13"/>0 <text:s text:c="13"/>0 <text:s text:c="6"/></text:p>
      <text:p text:style-name="Preformatted_20_Text"/>
      <text:p text:style-name="Preformatted_20_Text">G(1:2,3:4) = B</text:p>
      <text:p text:style-name="Preformatted_20_Text"/>
      <text:p text:style-name="Preformatted_20_Text">G =</text:p>
      <text:p text:style-name="Preformatted_20_Text"/>
      <text:p text:style-name="Preformatted_20_Text"><text:s text:c="7"/>1 <text:s text:c="13"/>0 <text:s text:c="12"/>-3 <text:s text:c="13"/>4 <text:s text:c="13"/>0 <text:s text:c="13"/>0 <text:s text:c="13"/>0 <text:s text:c="6"/></text:p>
      <text:p text:style-name="Preformatted_20_Text"><text:s text:c="7"/>0 <text:s text:c="13"/>1 <text:s text:c="13"/>4 <text:s text:c="13"/>4 <text:s text:c="13"/>0 <text:s text:c="13"/>0 <text:s text:c="13"/>0 <text:s text:c="6"/></text:p>
      <text:p text:style-name="Preformatted_20_Text"><text:s text:c="7"/>6 <text:s text:c="12"/>-5 <text:s text:c="13"/>1 <text:s text:c="13"/>0 <text:s text:c="13"/>0 <text:s text:c="13"/>0 <text:s text:c="13"/>0 <text:s text:c="6"/></text:p>
      <text:p text:style-name="Preformatted_20_Text"><text:s text:c="7"/>1 <text:s text:c="12"/>-5 <text:s text:c="13"/>0 <text:s text:c="13"/>1 <text:s text:c="13"/>0 <text:s text:c="13"/>0 <text:s text:c="13"/>0 <text:s text:c="6"/></text:p>
      <text:p text:style-name="Preformatted_20_Text"/>
      <text:p text:style-name="Preformatted_20_Text">G(1:2,5:7) = C</text:p>
      <text:p text:style-name="Preformatted_20_Text"/>
      <text:p text:style-name="Preformatted_20_Text">G =</text:p>
      <text:p text:style-name="Preformatted_20_Text"/>
      <text:p text:style-name="Preformatted_20_Text"><text:s text:c="7"/>1 <text:s text:c="13"/>0 <text:s text:c="12"/>-3 <text:s text:c="13"/>4 <text:s text:c="12"/>-3 <text:s text:c="12"/>-2 <text:s text:c="12"/><text:soft-page-break/>-3 <text:s text:c="6"/></text:p>
      <text:p text:style-name="Preformatted_20_Text"><text:s text:c="7"/>0 <text:s text:c="13"/>1 <text:s text:c="13"/>4 <text:s text:c="13"/>4 <text:s text:c="13"/>6 <text:s text:c="12"/>-4 <text:s text:c="13"/>2 <text:s text:c="6"/></text:p>
      <text:p text:style-name="Preformatted_20_Text"><text:s text:c="7"/>6 <text:s text:c="12"/>-5 <text:s text:c="13"/>1 <text:s text:c="13"/>0 <text:s text:c="13"/>0 <text:s text:c="13"/>0 <text:s text:c="13"/>0 <text:s text:c="6"/></text:p>
      <text:p text:style-name="Preformatted_20_Text"><text:s text:c="7"/>1 <text:s text:c="12"/>-5 <text:s text:c="13"/>0 <text:s text:c="13"/>1 <text:s text:c="13"/>0 <text:s text:c="13"/>0 <text:s text:c="13"/>0 <text:s text:c="6"/></text:p>
      <text:p text:style-name="Preformatted_20_Text"/>
      <text:p text:style-name="P1">% Question 7(a)</text:p>
      <text:p text:style-name="Preformatted_20_Text">H = G(1:3,5:7)</text:p>
      <text:p text:style-name="Preformatted_20_Text"/>
      <text:p text:style-name="Preformatted_20_Text">H =</text:p>
      <text:p text:style-name="Preformatted_20_Text"/>
      <text:p text:style-name="Preformatted_20_Text"><text:s text:c="6"/>-3 <text:s text:c="12"/>-2 <text:s text:c="12"/>-3 <text:s text:c="6"/></text:p>
      <text:p text:style-name="Preformatted_20_Text"><text:s text:c="7"/>6 <text:s text:c="12"/>-4 <text:s text:c="13"/>2 <text:s text:c="6"/></text:p>
      <text:p text:style-name="Preformatted_20_Text"><text:s text:c="7"/>0 <text:s text:c="13"/>0 <text:s text:c="13"/>0 <text:s text:c="6"/></text:p>
      <text:p text:style-name="Preformatted_20_Text"/>
      <text:p text:style-name="Preformatted_20_Text"/>
      <text:p text:style-name="P1">% Question 7(b)</text:p>
      <text:p text:style-name="Preformatted_20_Text">E = H;</text:p>
      <text:p text:style-name="Preformatted_20_Text">E(1,2) = 2*E(1,2)</text:p>
      <text:p text:style-name="Preformatted_20_Text"/>
      <text:p text:style-name="Preformatted_20_Text">E =</text:p>
      <text:p text:style-name="Preformatted_20_Text"/>
      <text:p text:style-name="Preformatted_20_Text"><text:s text:c="6"/>-3 <text:s text:c="12"/>-4 <text:s text:c="12"/>-3 <text:s text:c="6"/></text:p>
      <text:p text:style-name="Preformatted_20_Text"><text:s text:c="7"/>6 <text:s text:c="12"/>-4 <text:s text:c="13"/>2 <text:s text:c="6"/></text:p>
      <text:p text:style-name="Preformatted_20_Text"><text:s text:c="7"/>0 <text:s text:c="13"/>0 <text:s text:c="13"/>0 <text:s text:c="6"/></text:p>
      <text:p text:style-name="Preformatted_20_Text"/>
      <text:p text:style-name="Preformatted_20_Text"/>
      <text:p text:style-name="P1">% Question 7(c)</text:p>
      <text:p text:style-name="Preformatted_20_Text"/>
      <text:p text:style-name="Preformatted_20_Text">F = zeros(2,3)</text:p>
      <text:p text:style-name="Preformatted_20_Text"/>
      <text:p text:style-name="Preformatted_20_Text">F =</text:p>
      <text:p text:style-name="Preformatted_20_Text"/>
      <text:p text:style-name="Preformatted_20_Text"><text:s text:c="7"/>0 <text:s text:c="13"/>0 <text:s text:c="13"/>0 <text:s text:c="6"/></text:p>
      <text:p text:style-name="Preformatted_20_Text"><text:s text:c="7"/>0 <text:s text:c="13"/>0 <text:s text:c="13"/>0 <text:s text:c="6"/></text:p>
      <text:p text:style-name="Preformatted_20_Text"/>
      <text:p text:style-name="Preformatted_20_Text">F(1,:) = H(1,:)</text:p>
      <text:p text:style-name="Preformatted_20_Text"/>
      <text:p text:style-name="Preformatted_20_Text">F =</text:p>
      <text:p text:style-name="Preformatted_20_Text"/>
      <text:p text:style-name="Preformatted_20_Text"><text:s text:c="6"/>-3 <text:s text:c="12"/>-2 <text:s text:c="12"/>-3 <text:s text:c="6"/></text:p>
      <text:p text:style-name="Preformatted_20_Text"><text:s text:c="7"/>0 <text:s text:c="13"/>0 <text:s text:c="13"/>0 <text:s text:c="6"/></text:p>
      <text:p text:style-name="Preformatted_20_Text"/>
      <text:p text:style-name="Preformatted_20_Text">F(2,:) = H(2,:)</text:p>
      <text:p text:style-name="Preformatted_20_Text"/>
      <text:p text:style-name="Preformatted_20_Text">F =</text:p>
      <text:p text:style-name="Preformatted_20_Text"/>
      <text:p text:style-name="Preformatted_20_Text"><text:s text:c="6"/>-3 <text:s text:c="12"/>-2 <text:s text:c="12"/>-3 <text:s text:c="6"/></text:p>
      <text:p text:style-name="Preformatted_20_Text"><text:s text:c="7"/>6 <text:s text:c="12"/>-4 <text:s text:c="13"/>2 <text:s text:c="6"/></text:p>
      <text:p text:style-name="Preformatted_20_Text"/>
      <text:p text:style-name="P1">% Question 7(d)</text:p>
      <text:p text:style-name="Preformatted_20_Text"/>
      <text:p text:style-name="Preformatted_20_Text">% It return all rows and columns of G</text:p>
      <text:p text:style-name="Preformatted_20_Text"/>
      <text:p text:style-name="P1">% Question 7(e)</text:p>
      <text:p text:style-name="Preformatted_20_Text"><text:soft-page-break/>% There is an error because G has 4 rows. There is no row 7.</text:p>
      <text:p text:style-name="Preformatted_20_Text"/>
      <text:p text:style-name="P1">% Question 7(f)</text:p>
      <text:p text:style-name="Preformatted_20_Text">max(G)</text:p>
      <text:p text:style-name="Preformatted_20_Text"/>
      <text:p text:style-name="Preformatted_20_Text">ans =</text:p>
      <text:p text:style-name="Preformatted_20_Text"/>
      <text:p text:style-name="Preformatted_20_Text"><text:s text:c="2"/>Columns 1 through 6</text:p>
      <text:p text:style-name="Preformatted_20_Text"/>
      <text:p text:style-name="Preformatted_20_Text"><text:s text:c="7"/>6 <text:s text:c="13"/>1 <text:s text:c="13"/>4 <text:s text:c="13"/>4 <text:s text:c="13"/>6 <text:s text:c="13"/>0 <text:s text:c="6"/></text:p>
      <text:p text:style-name="Preformatted_20_Text"/>
      <text:p text:style-name="Preformatted_20_Text"><text:s text:c="2"/>Column 7</text:p>
      <text:p text:style-name="Preformatted_20_Text"/>
      <text:p text:style-name="Preformatted_20_Text"><text:s text:c="7"/>2 <text:s text:c="6"/></text:p>
      <text:p text:style-name="Preformatted_20_Text"/>
      <text:p text:style-name="Preformatted_20_Text">% Max returns a row vector with the maximum value of each column in G</text:p>
      <text:p text:style-name="Preformatted_20_Text"/>
      <text:p text:style-name="P1">% Question 7(g)</text:p>
      <text:p text:style-name="Preformatted_20_Text">G(G&gt;3)</text:p>
      <text:p text:style-name="Preformatted_20_Text"/>
      <text:p text:style-name="Preformatted_20_Text">ans =</text:p>
      <text:p text:style-name="Preformatted_20_Text"/>
      <text:p text:style-name="Preformatted_20_Text"><text:s text:c="7"/>6 <text:s text:c="6"/></text:p>
      <text:p text:style-name="Preformatted_20_Text"><text:s text:c="7"/>4 <text:s text:c="6"/></text:p>
      <text:p text:style-name="Preformatted_20_Text"><text:s text:c="7"/>4 <text:s text:c="6"/></text:p>
      <text:p text:style-name="Preformatted_20_Text"><text:s text:c="7"/>4 <text:s text:c="6"/></text:p>
      <text:p text:style-name="Preformatted_20_Text"><text:s text:c="7"/>6 <text:s text:c="6"/></text:p>
      <text:p text:style-name="Preformatted_20_Text"/>
      <text:p text:style-name="Preformatted_20_Text">% This reutrns all elements in G greater than 3 as a column vector.</text:p>
      <text:p text:style-name="Preformatted_20_Text"/>
      <text:p text:style-name="Preformatted_20_Text">G(G&gt;3) = 300</text:p>
      <text:p text:style-name="Preformatted_20_Text"/>
      <text:p text:style-name="Preformatted_20_Text">G =</text:p>
      <text:p text:style-name="Preformatted_20_Text"/>
      <text:p text:style-name="Preformatted_20_Text"><text:s text:c="2"/>Columns 1 through 6</text:p>
      <text:p text:style-name="Preformatted_20_Text"/>
      <text:p text:style-name="Preformatted_20_Text"><text:s text:c="7"/>1 <text:s text:c="13"/>0 <text:s text:c="12"/>-3 <text:s text:c="11"/>300 <text:s text:c="12"/>-3 <text:s text:c="12"/>-2 <text:s text:c="6"/></text:p>
      <text:p text:style-name="Preformatted_20_Text"><text:s text:c="7"/>0 <text:s text:c="13"/>1 <text:s text:c="11"/>300 <text:s text:c="11"/>300 <text:s text:c="11"/>300 <text:s text:c="12"/>-4 <text:s text:c="6"/></text:p>
      <text:p text:style-name="Preformatted_20_Text"><text:s text:c="5"/>300 <text:s text:c="12"/>-5 <text:s text:c="13"/>1 <text:s text:c="13"/>0 <text:s text:c="13"/>0 <text:s text:c="13"/>0 <text:s text:c="6"/></text:p>
      <text:p text:style-name="Preformatted_20_Text"><text:s text:c="7"/>1 <text:s text:c="12"/>-5 <text:s text:c="13"/>0 <text:s text:c="13"/>1 <text:s text:c="13"/>0 <text:s text:c="13"/>0 <text:s text:c="6"/></text:p>
      <text:p text:style-name="Preformatted_20_Text"/>
      <text:p text:style-name="Preformatted_20_Text"><text:s text:c="2"/>Column 7</text:p>
      <text:p text:style-name="Preformatted_20_Text"/>
      <text:p text:style-name="Preformatted_20_Text"><text:s text:c="6"/>-3 <text:s text:c="6"/></text:p>
      <text:p text:style-name="Preformatted_20_Text"><text:s text:c="7"/>2 <text:s text:c="6"/></text:p>
      <text:p text:style-name="Preformatted_20_Text"><text:s text:c="7"/>0 <text:s text:c="6"/></text:p>
      <text:p text:style-name="Preformatted_20_Text"><text:s text:c="7"/>0 <text:s text:c="6"/></text:p>
      <text:p text:style-name="Preformatted_20_Text"/>
      <text:p text:style-name="Preformatted_20_Text">% This replaces all elements greater than 3 with 300.</text:p>
      <text:p text:style-name="Preformatted_20_Text"/>
      <text:p text:style-name="P1">% Question 8</text:p>
      <text:p text:style-name="Preformatted_20_Text"/>
      <text:p text:style-name="Preformatted_20_Text">format rat</text:p>
      <text:p text:style-name="Preformatted_20_Text">A = [3 5 4;-12 -23 -14;6 4 14]</text:p>
      <text:p text:style-name="Preformatted_20_Text"/>
      <text:p text:style-name="Preformatted_20_Text">A =</text:p>
      <text:p text:style-name="Preformatted_20_Text"/>
      <text:p text:style-name="Preformatted_20_Text"><text:s text:c="7"/>3 <text:s text:c="13"/>5 <text:s text:c="13"/>4 <text:s text:c="6"/></text:p>
      <text:p text:style-name="Preformatted_20_Text"><text:soft-page-break/><text:s text:c="5"/>-12 <text:s text:c="11"/>-23 <text:s text:c="11"/>-14 <text:s text:c="6"/></text:p>
      <text:p text:style-name="Preformatted_20_Text"><text:s text:c="7"/>6 <text:s text:c="13"/>4 <text:s text:c="12"/>14 <text:s text:c="6"/></text:p>
      <text:p text:style-name="Preformatted_20_Text"/>
      <text:p text:style-name="Preformatted_20_Text">A(2,:) = A(2,:) + 4*A(1,:)</text:p>
      <text:p text:style-name="Preformatted_20_Text"/>
      <text:p text:style-name="Preformatted_20_Text">A =</text:p>
      <text:p text:style-name="Preformatted_20_Text"/>
      <text:p text:style-name="Preformatted_20_Text"><text:s text:c="7"/>3 <text:s text:c="13"/>5 <text:s text:c="13"/>4 <text:s text:c="6"/></text:p>
      <text:p text:style-name="Preformatted_20_Text"><text:s text:c="7"/>0 <text:s text:c="12"/>-3 <text:s text:c="13"/>2 <text:s text:c="6"/></text:p>
      <text:p text:style-name="Preformatted_20_Text"><text:s text:c="7"/>6 <text:s text:c="13"/>4 <text:s text:c="12"/>14 <text:s text:c="6"/></text:p>
      <text:p text:style-name="Preformatted_20_Text"/>
      <text:p text:style-name="Preformatted_20_Text">A(3,:) = A(3,:) - 2*A(1,:)</text:p>
      <text:p text:style-name="Preformatted_20_Text"/>
      <text:p text:style-name="Preformatted_20_Text">A =</text:p>
      <text:p text:style-name="Preformatted_20_Text"/>
      <text:p text:style-name="Preformatted_20_Text"><text:s text:c="7"/>3 <text:s text:c="13"/>5 <text:s text:c="13"/>4 <text:s text:c="6"/></text:p>
      <text:p text:style-name="Preformatted_20_Text"><text:s text:c="7"/>0 <text:s text:c="12"/>-3 <text:s text:c="13"/>2 <text:s text:c="6"/></text:p>
      <text:p text:style-name="Preformatted_20_Text"><text:s text:c="7"/>0 <text:s text:c="12"/>-6 <text:s text:c="13"/>6 <text:s text:c="6"/></text:p>
      <text:p text:style-name="Preformatted_20_Text"/>
      <text:p text:style-name="Preformatted_20_Text">A(3,:) = A(3,:) - 2*A(2,:)</text:p>
      <text:p text:style-name="Preformatted_20_Text"/>
      <text:p text:style-name="Preformatted_20_Text">A =</text:p>
      <text:p text:style-name="Preformatted_20_Text"/>
      <text:p text:style-name="Preformatted_20_Text"><text:s text:c="7"/>3 <text:s text:c="13"/>5 <text:s text:c="13"/>4 <text:s text:c="6"/></text:p>
      <text:p text:style-name="Preformatted_20_Text"><text:s text:c="7"/>0 <text:s text:c="12"/>-3 <text:s text:c="13"/>2 <text:s text:c="6"/></text:p>
      <text:p text:style-name="Preformatted_20_Text"><text:s text:c="7"/>0 <text:s text:c="13"/>0 <text:s text:c="13"/>2 <text:s text:c="6"/></text:p>
      <text:p text:style-name="Preformatted_20_Text"/>
      <text:p text:style-name="Preformatted_20_Text">A(1,:) = 1/3*A(1,:)</text:p>
      <text:p text:style-name="Preformatted_20_Text"/>
      <text:p text:style-name="Preformatted_20_Text">A =</text:p>
      <text:p text:style-name="Preformatted_20_Text"/>
      <text:p text:style-name="Preformatted_20_Text"><text:s text:c="7"/>1 <text:s text:c="13"/>5/3 <text:s text:c="11"/>4/3 <text:s text:c="4"/></text:p>
      <text:p text:style-name="Preformatted_20_Text"><text:s text:c="7"/>0 <text:s text:c="12"/>-3 <text:s text:c="13"/>2 <text:s text:c="6"/></text:p>
      <text:p text:style-name="Preformatted_20_Text"><text:s text:c="7"/>0 <text:s text:c="13"/>0 <text:s text:c="13"/>2 <text:s text:c="6"/></text:p>
      <text:p text:style-name="Preformatted_20_Text"/>
      <text:p text:style-name="Preformatted_20_Text">A(2,:) = -1/3*A(2,:)</text:p>
      <text:p text:style-name="Preformatted_20_Text"/>
      <text:p text:style-name="Preformatted_20_Text">A =</text:p>
      <text:p text:style-name="Preformatted_20_Text"/>
      <text:p text:style-name="Preformatted_20_Text"><text:s text:c="7"/>1 <text:s text:c="13"/>5/3 <text:s text:c="11"/>4/3 <text:s text:c="4"/></text:p>
      <text:p text:style-name="Preformatted_20_Text"><text:s text:c="7"/>0 <text:s text:c="13"/>1 <text:s text:c="12"/>-2/3 <text:s text:c="4"/></text:p>
      <text:p text:style-name="Preformatted_20_Text"><text:s text:c="7"/>0 <text:s text:c="13"/>0 <text:s text:c="13"/>2 <text:s text:c="6"/></text:p>
      <text:p text:style-name="Preformatted_20_Text"/>
      <text:p text:style-name="Preformatted_20_Text">A(3,:) = 1/2*A(3,:)</text:p>
      <text:p text:style-name="Preformatted_20_Text"/>
      <text:p text:style-name="Preformatted_20_Text">A =</text:p>
      <text:p text:style-name="Preformatted_20_Text"/>
      <text:p text:style-name="Preformatted_20_Text"><text:s text:c="7"/>1 <text:s text:c="13"/>5/3 <text:s text:c="11"/>4/3 <text:s text:c="4"/></text:p>
      <text:p text:style-name="Preformatted_20_Text"><text:s text:c="7"/>0 <text:s text:c="13"/>1 <text:s text:c="12"/>-2/3 <text:s text:c="4"/></text:p>
      <text:p text:style-name="Preformatted_20_Text"><text:s text:c="7"/>0 <text:s text:c="13"/>0 <text:s text:c="13"/>1 <text:s text:c="6"/></text:p>
      <text:p text:style-name="Preformatted_20_Text"/>
      <text:p text:style-name="Preformatted_20_Text">A(1,:) = A(1,:) - 5/3*A(2,:)</text:p>
      <text:p text:style-name="Preformatted_20_Text"/>
      <text:p text:style-name="Preformatted_20_Text">A =</text:p>
      <text:p text:style-name="Preformatted_20_Text"/>
      <text:p text:style-name="Preformatted_20_Text"><text:s text:c="7"/>1 <text:s text:c="13"/>* <text:s text:c="12"/>22/9 <text:s text:c="4"/></text:p>
      <text:p text:style-name="Preformatted_20_Text"><text:s text:c="7"/>0 <text:s text:c="13"/>1 <text:s text:c="12"/>-2/3 <text:s text:c="4"/></text:p>
      <text:p text:style-name="Preformatted_20_Text"><text:s text:c="7"/>0 <text:s text:c="13"/>0 <text:s text:c="13"/>1 <text:s text:c="6"/></text:p>
      <text:p text:style-name="Preformatted_20_Text"/>
      <text:p text:style-name="Preformatted_20_Text"><text:soft-page-break/>A(1,:) = A(1,:) - 22/9*A(3,:)</text:p>
      <text:p text:style-name="Preformatted_20_Text"/>
      <text:p text:style-name="Preformatted_20_Text">A =</text:p>
      <text:p text:style-name="Preformatted_20_Text"/>
      <text:p text:style-name="Preformatted_20_Text"><text:s text:c="7"/>1 <text:s text:c="13"/>* <text:s text:c="13"/>0 <text:s text:c="6"/></text:p>
      <text:p text:style-name="Preformatted_20_Text"><text:s text:c="7"/>0 <text:s text:c="13"/>1 <text:s text:c="12"/>-2/3 <text:s text:c="4"/></text:p>
      <text:p text:style-name="Preformatted_20_Text"><text:s text:c="7"/>0 <text:s text:c="13"/>0 <text:s text:c="13"/>1 <text:s text:c="6"/></text:p>
      <text:p text:style-name="Preformatted_20_Text"/>
      <text:p text:style-name="Preformatted_20_Text">A(2,:) = A(2,:) + 2/3*A(3,:)</text:p>
      <text:p text:style-name="Preformatted_20_Text"/>
      <text:p text:style-name="Preformatted_20_Text">A =</text:p>
      <text:p text:style-name="Preformatted_20_Text"/>
      <text:p text:style-name="Preformatted_20_Text"><text:s text:c="7"/>1 <text:s text:c="13"/>* <text:s text:c="13"/>0 <text:s text:c="6"/></text:p>
      <text:p text:style-name="Preformatted_20_Text"><text:s text:c="7"/>0 <text:s text:c="13"/>1 <text:s text:c="13"/>0 <text:s text:c="6"/></text:p>
      <text:p text:style-name="Preformatted_20_Text"><text:s text:c="7"/>0 <text:s text:c="13"/>0 <text:s text:c="13"/>1 <text:s text:c="6"/></text:p>
      <text:p text:style-name="Preformatted_20_Text"/>
      <text:p text:style-name="Preformatted_20_Text">diary of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05T15:42:00.925658264</dc:date>
    <meta:editing-duration>PT13M10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2" meta:paragraph-count="421" meta:word-count="1447" meta:character-count="11755" meta:non-whitespace-character-count="4629"/>
  </office:meta>
</office:document-meta>
</file>